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28ec6" officeooo:paragraph-rsid="00228ec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228ec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533f8b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b8261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a229f" style:font-size-asian="12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533f8b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533f8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officeooo:paragraph-rsid="00560386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b8261" officeooo:paragraph-rsid="002b8261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95125" officeooo:paragraph-rsid="0049512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88cc" officeooo:paragraph-rsid="00533f8b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747cc" officeooo:paragraph-rsid="00533f8b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01150" officeooo:paragraph-rsid="00533f8b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0386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038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8261" style:font-weight-asian="bold" style:font-weight-complex="bold"/>
    </style:style>
    <style:style style:name="T3" style:family="text">
      <style:text-properties fo:font-weight="bold" officeooo:rsid="004747cc" style:font-weight-asian="bold" style:font-weight-complex="bold"/>
    </style:style>
    <style:style style:name="T4" style:family="text">
      <style:text-properties fo:font-weight="bold" officeooo:rsid="00495125" style:font-weight-asian="bold" style:font-weight-complex="bold"/>
    </style:style>
    <style:style style:name="T5" style:family="text">
      <style:text-properties fo:font-weight="bold" officeooo:rsid="005fce12" style:font-weight-asian="bold" style:font-weight-complex="bold"/>
    </style:style>
    <style:style style:name="T6" style:family="text">
      <style:text-properties fo:font-weight="bold" officeooo:rsid="004a229f" style:font-weight-asian="bold" style:font-weight-complex="bold"/>
    </style:style>
    <style:style style:name="T7" style:family="text">
      <style:text-properties fo:font-weight="bold" officeooo:rsid="0033f6fd" style:font-weight-asian="bold" style:font-weight-complex="bold"/>
    </style:style>
    <style:style style:name="T8" style:family="text">
      <style:text-properties fo:font-weight="bold" officeooo:rsid="0047419b" style:font-weight-asian="bold" style:font-weight-complex="bold"/>
    </style:style>
    <style:style style:name="T9" style:family="text">
      <style:text-properties fo:font-weight="bold" officeooo:rsid="00243b85" style:font-weight-asian="bold" style:font-weight-complex="bold"/>
    </style:style>
    <style:style style:name="T10" style:family="text">
      <style:text-properties fo:font-weight="bold" officeooo:rsid="00426304" style:font-weight-asian="bold" style:font-weight-complex="bold"/>
    </style:style>
    <style:style style:name="T11" style:family="text">
      <style:text-properties fo:font-weight="bold" officeooo:rsid="004688cc" style:font-weight-asian="bold" style:font-weight-complex="bold"/>
    </style:style>
    <style:style style:name="T12" style:family="text">
      <style:text-properties fo:font-weight="bold" officeooo:rsid="00401150" style:font-weight-asian="bold" style:font-weight-complex="bold"/>
    </style:style>
    <style:style style:name="T13" style:family="text">
      <style:text-properties fo:font-weight="bold" officeooo:rsid="00533f8b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b8261" style:font-weight-asian="normal" style:font-weight-complex="normal"/>
    </style:style>
    <style:style style:name="T16" style:family="text">
      <style:text-properties fo:font-weight="normal" officeooo:rsid="00495125" style:font-weight-asian="normal" style:font-weight-complex="normal"/>
    </style:style>
    <style:style style:name="T17" style:family="text">
      <style:text-properties fo:font-weight="normal" officeooo:rsid="0049ce10" style:font-weight-asian="normal" style:font-weight-complex="normal"/>
    </style:style>
    <style:style style:name="T18" style:family="text">
      <style:text-properties fo:font-weight="normal" officeooo:rsid="004a229f" style:font-weight-asian="normal" style:font-weight-complex="normal"/>
    </style:style>
    <style:style style:name="T19" style:family="text">
      <style:text-properties fo:font-weight="normal" officeooo:rsid="005fce12" style:font-weight-asian="normal" style:font-weight-complex="normal"/>
    </style:style>
    <style:style style:name="T20" style:family="text">
      <style:text-properties fo:font-weight="normal" officeooo:rsid="004c02fa" style:font-weight-asian="normal" style:font-weight-complex="normal"/>
    </style:style>
    <style:style style:name="T21" style:family="text">
      <style:text-properties fo:font-weight="normal" officeooo:rsid="00601af1" style:font-weight-asian="normal" style:font-weight-complex="normal"/>
    </style:style>
    <style:style style:name="T22" style:family="text">
      <style:text-properties fo:font-weight="normal" officeooo:rsid="00634b84" style:font-weight-asian="normal" style:font-weight-complex="normal"/>
    </style:style>
    <style:style style:name="T23" style:family="text">
      <style:text-properties fo:font-weight="normal" officeooo:rsid="0055413c" style:font-weight-asian="normal" style:font-weight-complex="normal"/>
    </style:style>
    <style:style style:name="T24" style:family="text">
      <style:text-properties officeooo:rsid="004747cc"/>
    </style:style>
    <style:style style:name="T25" style:family="text">
      <style:text-properties officeooo:rsid="004688cc"/>
    </style:style>
    <style:style style:name="T26" style:family="text">
      <style:text-properties officeooo:rsid="00401150"/>
    </style:style>
    <style:style style:name="T27" style:family="text">
      <style:text-properties officeooo:rsid="00543059"/>
    </style:style>
    <style:style style:name="T28" style:family="text">
      <style:text-properties fo:color="#000000" loext:opacity="100%" officeooo:rsid="00543059" fo:background-color="#ff6d6d" loext:char-shading-value="0"/>
    </style:style>
    <style:style style:name="T2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5">1<text:span text:style-name="T29">xx</text:span> - Controls</text:p>
          </table:table-cell>
          <table:table-cell table:style-name="Table1.B1" office:value-type="string">
            <text:p text:style-name="P16">2xx - Ground</text:p>
          </table:table-cell>
          <table:table-cell table:style-name="Table1.C1" office:value-type="string">
            <text:p text:style-name="P16">3xx - Flight</text:p>
          </table:table-cell>
          <table:table-cell table:style-name="Table1.B1" office:value-type="string">
            <text:p text:style-name="P16">4xx - A2A</text:p>
          </table:table-cell>
          <table:table-cell table:style-name="Table1.B1" office:value-type="string">
            <text:p text:style-name="P16">5xx - A2G</text:p>
          </table:table-cell>
          <table:table-cell table:style-name="Table1.F1" office:value-type="string">
            <text:p text:style-name="P16">6xx - Misc</text:p>
          </table:table-cell>
        </table:table-row>
      </table:table>
      <text:p text:style-name="P9"><text:span text:style-name="T7">3</text:span><text:span text:style-name="T8">0</text:span><text:span text:style-name="T7">1 - Flight</text:span><text:span text:style-name="T9"> - </text:span><text:span text:style-name="T13">Basic ABRIS Navigation, </text:span><text:span text:style-name="T10">Countermeasures</text:span></text:p>
      <text:p text:style-name="P1"/>
      <text:p text:style-name="P2">Set a navigation destination in ABRIS<text:span text:style-name="T27"> -- </text:span><text:span text:style-name="T28">USE THIS METHOD TO QUICKLY SET A DESTINATION</text:span></text:p>
      <text:list text:style-name="L1">
        <text:list-item>
          <text:p text:style-name="P5"><text:span text:style-name="T16">Press </text:span><text:span text:style-name="T4">OSB 5</text:span><text:span text:style-name="T16"> </text:span><text:span text:style-name="T18">until you </text:span><text:span text:style-name="T16">cycle to </text:span><text:span text:style-name="T4">NAV</text:span><text:span text:style-name="T16"> page. <text:s/>Press </text:span><text:span text:style-name="T4">MAP</text:span><text:span text:style-name="T16"> OSB, then </text:span><text:span text:style-name="T2">INFO</text:span><text:span text:style-name="T20"> OSB</text:span><text:span text:style-name="T15">. <text:s/>This centers your position on the map and enables a cursor.</text:span></text:p>
        </text:list-item>
        <text:list-item>
          <text:p text:style-name="P5"><text:span text:style-name="T15">Move the cursor on the map with the </text:span><text:span text:style-name="T2">lower right knob</text:span><text:span text:style-name="T15"> on the ABRIS. <text:s/></text:span><text:span text:style-name="T2">Right-click</text:span><text:span text:style-name="T15"> the knob to toggle between moving left/right and up/down.</text:span><text:span text:style-name="T17"> <text:s/>Lat/Long is shown for the cursor location.</text:span></text:p>
        </text:list-item>
        <text:list-item>
          <text:p text:style-name="P10"><text:span text:style-name="T14">Press </text:span><text:span text:style-name="T1">SCALE+</text:span><text:span text:style-name="T14"> and </text:span><text:span text:style-name="T1">SCALE-</text:span><text:span text:style-name="T14"> OSBs to zoom in and out, and recenter the map on the cursor.</text:span></text:p>
        </text:list-item>
        <text:list-item>
          <text:p text:style-name="P10"><text:span text:style-name="T14">When the cursor is over your destination, press </text:span><text:span text:style-name="T1">INFO</text:span><text:span text:style-name="T14"> OSB again, then press </text:span><text:span text:style-name="T1">TO</text:span><text:span text:style-name="T14"> OSB to set a direct course.</text:span></text:p>
        </text:list-item>
        <text:list-item>
          <text:p text:style-name="P10"><text:span text:style-name="T14">The </text:span><text:span text:style-name="T1">DTA</text:span><text:span text:style-name="T14"> (Desired Track Angle), </text:span><text:span text:style-name="T1">DST</text:span><text:span text:style-name="T14"> (Distance), and </text:span><text:span text:style-name="T1">ETA</text:span><text:span text:style-name="T14"> is shown in the bottom center panel of the ABRIS. <text:s/>Your </text:span><text:span text:style-name="T1">current track angle</text:span><text:span text:style-name="T14"> is shown at the top center.</text:span></text:p>
        </text:list-item>
        <text:list-item>
          <text:p text:style-name="P11"><text:span text:style-name="T14">Press </text:span><text:span text:style-name="T1">SUSP</text:span><text:span text:style-name="T14"> OSB to cycle between showing route from start to destination, and destination to start.</text:span></text:p>
        </text:list-item>
        <text:list-item>
          <text:p text:style-name="P6"><text:span text:style-name="T18">(Optional) Set ABRIS map grid to MGRS </text:span><text:span text:style-name="T21">(100 km squares and 10 km squares)</text:span><text:span text:style-name="T22">:</text:span></text:p>
          <text:list>
            <text:list-item>
              <text:p text:style-name="P6"><text:span text:style-name="T6">OSB 5</text:span><text:span text:style-name="T18"> to return to main screen, then </text:span><text:span text:style-name="T5">MENU</text:span><text:span text:style-name="T19"> &gt; </text:span><text:span text:style-name="T5">OPTION</text:span><text:span text:style-name="T19"> &gt; </text:span><text:span text:style-name="T5">CHARTS</text:span><text:span text:style-name="T23">,</text:span><text:span text:style-name="T19"> scroll down to the bottom past "LINE OBJECTS" to </text:span><text:span text:style-name="T5">ГEO. CETKA</text:span><text:span text:style-name="T19"> (lat/long grid) and </text:span><text:span text:style-name="T5">UTM CETKA</text:span><text:span text:style-name="T19"> (MGRS grid). <text:s/></text:span><text:span text:style-name="T18">Press </text:span><text:span text:style-name="T6">OSB 5</text:span><text:span text:style-name="T18"> to page directly to the map.</text:span></text:p>
            </text:list-item>
          </text:list>
        </text:list-item>
      </text:list>
      <text:p text:style-name="P3"/>
      <text:p text:style-name="P12">UV-26 Countermeasures system</text:p>
      <text:list xml:id="list3317423487" text:style-name="L2">
        <text:list-item>
          <text:p text:style-name="P13"><text:span text:style-name="T1">Left switch</text:span> sets dispenser sides (left/both/right). <text:s/><text:span text:style-name="T25">Lights on display indicate selected side(s).</text:span></text:p>
        </text:list-item>
        <text:list-item>
          <text:p text:style-name="P13"><text:span text:style-name="T1">Right switch</text:span> toggles between showing number of flares remaining, and flare program.</text:p>
        </text:list-item>
        <text:list-item>
          <text:p text:style-name="P13">In flare program mode, display shows current program:</text:p>
        </text:list-item>
      </text:list>
      <text:list text:style-name="L3">
        <text:list-item>
          <text:list>
            <text:list-item>
              <text:p text:style-name="P7"><text:span text:style-name="T26">1st number: Number of </text:span><text:span text:style-name="T24">dispensing pulses</text:span></text:p>
            </text:list-item>
            <text:list-item>
              <text:p text:style-name="P7"><text:span text:style-name="T26">2nd number: Number of flares per </text:span><text:span text:style-name="T24">pulse</text:span></text:p>
            </text:list-item>
            <text:list-item>
              <text:p text:style-name="P7"><text:span text:style-name="T26">3rd number: Number of seconds between </text:span><text:span text:style-name="T24">pulses</text:span></text:p>
            </text:list-item>
          </text:list>
        </text:list-item>
      </text:list>
      <text:list xml:id="list143509878859665" text:continue-list="list3317423487" text:style-name="L2">
        <text:list-item>
          <text:p text:style-name="P8"><text:span text:style-name="T26">Press </text:span><text:span text:style-name="T11">NUM</text:span><text:span text:style-name="T26"> button (</text:span><text:span text:style-name="T12">upper left</text:span><text:span text:style-name="T26">) to increment 1st number (number in parens indicates actual number dispensed, </text:span><text:span text:style-name="T24">e.g. 5=12 flares dispensed</text:span><text:span text:style-name="T26">).</text:span></text:p>
        </text:list-item>
        <text:list-item>
          <text:p text:style-name="P8"><text:span text:style-name="T26">Press </text:span><text:span text:style-name="T11">SEQ</text:span><text:span text:style-name="T26"> button (</text:span><text:span text:style-name="T12">middle left</text:span><text:span text:style-name="T26">) to increment 2nd number.</text:span></text:p>
        </text:list-item>
        <text:list-item>
          <text:p text:style-name="P8"><text:span text:style-name="T26">Press </text:span><text:span text:style-name="T3">INT</text:span><text:span text:style-name="T26"> button (</text:span><text:span text:style-name="T12">upper right</text:span><text:span text:style-name="T26">) to increment 3rd number (number in parens indicates actual interval delay, </text:span><text:span text:style-name="T24">e.g. 7=0.25 seconds</text:span><text:span text:style-name="T26">).</text:span></text:p>
        </text:list-item>
        <text:list-item>
          <text:p text:style-name="P14">Press <text:span text:style-name="T1">RESET PROG</text:span> button <text:span text:style-name="T24">(</text:span><text:span text:style-name="T3">middle right</text:span><text:span text:style-name="T24">)</text:span> to reset to default values (110)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5:07.642000000</dc:date>
    <meta:editing-duration>PT14H6M39S</meta:editing-duration>
    <meta:editing-cycles>7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7" meta:word-count="367" meta:character-count="2045" meta:non-whitespace-character-count="1716"/>
  </office:meta>
</office:document-meta>
</file>